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e780d" officeooo:paragraph-rsid="001e780d"/>
    </style:style>
    <style:style style:name="P2" style:family="paragraph" style:parent-style-name="Text_20_body">
      <style:text-properties officeooo:rsid="00213f6e" officeooo:paragraph-rsid="00213f6e"/>
    </style:style>
    <style:style style:name="P3" style:family="paragraph" style:parent-style-name="Text_20_body">
      <style:text-properties officeooo:rsid="002328ef" officeooo:paragraph-rsid="002328ef"/>
    </style:style>
    <style:style style:name="P4" style:family="paragraph" style:parent-style-name="Text_20_body">
      <style:text-properties officeooo:rsid="002346c0" officeooo:paragraph-rsid="002346c0"/>
    </style:style>
    <style:style style:name="P5" style:family="paragraph" style:parent-style-name="Text_20_body">
      <style:text-properties officeooo:rsid="002836a5" officeooo:paragraph-rsid="002836a5"/>
    </style:style>
    <style:style style:name="P6" style:family="paragraph" style:parent-style-name="Text_20_body">
      <style:text-properties officeooo:rsid="002842b8" officeooo:paragraph-rsid="002842b8"/>
    </style:style>
    <style:style style:name="P7" style:family="paragraph" style:parent-style-name="Text_20_body" style:list-style-name="L1">
      <style:text-properties officeooo:rsid="002a004b" officeooo:paragraph-rsid="002a004b"/>
    </style:style>
    <style:style style:name="P8" style:family="paragraph" style:parent-style-name="Text_20_body">
      <style:text-properties officeooo:rsid="002fe04e" officeooo:paragraph-rsid="00353921"/>
    </style:style>
    <style:style style:name="P9" style:family="paragraph" style:parent-style-name="Text_20_body">
      <style:text-properties officeooo:rsid="00327994" officeooo:paragraph-rsid="00327994"/>
    </style:style>
    <style:style style:name="P10" style:family="paragraph" style:parent-style-name="Text_20_body" style:list-style-name="L2">
      <style:text-properties officeooo:rsid="0036db4d" officeooo:paragraph-rsid="0036db4d"/>
    </style:style>
    <style:style style:name="P11" style:family="paragraph" style:parent-style-name="Text_20_body" style:list-style-name="L2">
      <style:text-properties officeooo:rsid="0037f48b" officeooo:paragraph-rsid="0037f48b"/>
    </style:style>
    <style:style style:name="P12" style:family="paragraph" style:parent-style-name="Text_20_body">
      <style:text-properties officeooo:rsid="0039422b" officeooo:paragraph-rsid="0039422b"/>
    </style:style>
    <style:style style:name="P13" style:family="paragraph" style:parent-style-name="Text_20_body">
      <style:text-properties officeooo:rsid="003da0bd" officeooo:paragraph-rsid="003da0bd"/>
    </style:style>
    <style:style style:name="P14" style:family="paragraph" style:parent-style-name="Text_20_body" style:list-style-name="L3">
      <style:text-properties officeooo:rsid="00406d5e" officeooo:paragraph-rsid="00406d5e"/>
    </style:style>
    <style:style style:name="P15" style:family="paragraph" style:parent-style-name="Text_20_body" style:list-style-name="L3">
      <style:text-properties officeooo:rsid="00447711" officeooo:paragraph-rsid="00447711"/>
    </style:style>
    <style:style style:name="P16" style:family="paragraph" style:parent-style-name="Text_20_body">
      <style:text-properties officeooo:paragraph-rsid="00462ce6"/>
    </style:style>
    <style:style style:name="P17" style:family="paragraph" style:parent-style-name="Heading_20_1">
      <style:text-properties officeooo:rsid="001e780d" officeooo:paragraph-rsid="001e780d"/>
    </style:style>
    <style:style style:name="P18" style:family="paragraph" style:parent-style-name="Heading_20_1">
      <style:text-properties officeooo:rsid="00213f6e" officeooo:paragraph-rsid="00213f6e"/>
    </style:style>
    <style:style style:name="P19" style:family="paragraph" style:parent-style-name="Heading_20_1">
      <style:text-properties officeooo:rsid="002a004b" officeooo:paragraph-rsid="002a004b"/>
    </style:style>
    <style:style style:name="P20" style:family="paragraph" style:parent-style-name="Heading_20_1">
      <style:text-properties officeooo:rsid="003cb15f" officeooo:paragraph-rsid="003cb15f"/>
    </style:style>
    <style:style style:name="P21" style:family="paragraph" style:parent-style-name="Heading_20_1">
      <style:text-properties officeooo:rsid="00406d5e" officeooo:paragraph-rsid="00406d5e"/>
    </style:style>
    <style:style style:name="P22" style:family="paragraph" style:parent-style-name="Heading_20_1">
      <style:text-properties officeooo:rsid="00462ce6" officeooo:paragraph-rsid="00462ce6"/>
    </style:style>
    <style:style style:name="P23" style:family="paragraph" style:parent-style-name="Heading_20_2">
      <style:text-properties officeooo:rsid="002346c0" officeooo:paragraph-rsid="002346c0"/>
    </style:style>
    <style:style style:name="P24" style:family="paragraph" style:parent-style-name="Heading_20_2">
      <style:text-properties officeooo:rsid="0026ac55" officeooo:paragraph-rsid="0026ac55"/>
    </style:style>
    <style:style style:name="P25" style:family="paragraph" style:parent-style-name="Heading_20_2">
      <style:text-properties officeooo:rsid="0036db4d" officeooo:paragraph-rsid="0036db4d"/>
    </style:style>
    <style:style style:name="T1" style:family="text">
      <style:text-properties officeooo:rsid="001f3f95"/>
    </style:style>
    <style:style style:name="T2" style:family="text">
      <style:text-properties officeooo:rsid="002328ef"/>
    </style:style>
    <style:style style:name="T3" style:family="text">
      <style:text-properties officeooo:rsid="0033e573"/>
    </style:style>
    <style:style style:name="T4" style:family="text">
      <style:text-properties officeooo:rsid="00353921"/>
    </style:style>
    <style:style style:name="T5" style:family="text">
      <style:text-properties officeooo:rsid="003aeda5"/>
    </style:style>
    <style:style style:name="T6" style:family="text">
      <style:text-properties officeooo:rsid="0043648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maximale Zeilenlänge</text:h>
      <text:p text:style-name="P1">Für Arbeit mit klassichen Sprachen <text:span text:style-name="T1">ist eine maximale Zeilenlänge von 80 Zeichen ausreichend. Für moderne Sprachen (beginnend mit Java) sind maximal 120 Zeichen okay.</text:span></text:p>
      <text:h text:style-name="P18" text:outline-level="1">Kontrollstrukturen</text:h>
      <text:h text:style-name="P23" text:outline-level="2">Abschlusskommentare</text:h>
      <text:p text:style-name="P2">Bei längeren Rümpfen ist ein Kommentar mit dem abgeschlossenen <text:span text:style-name="T2">Element sinnvoll.</text:span></text:p>
      <text:p text:style-name="P3">WHILE i &lt;= inputLength DO BEGIN</text:p>
      <text:p text:style-name="P3">IF s[i] = ' ' THEN BEGIN</text:p>
      <text:p text:style-name="P3"><text:tab/>(* shift the remaining characters left *)</text:p>
      <text:p text:style-name="P3"><text:tab/>j := i + 1;</text:p>
      <text:p text:style-name="P3"><text:tab/>WHILE j &lt;= inputLength DO BEGIN</text:p>
      <text:p text:style-name="P3"><text:tab/><text:tab/><text:tab/>s[j - 1] := s[j];</text:p>
      <text:p text:style-name="P3"><text:tab/><text:tab/><text:tab/>j := j + 1;</text:p>
      <text:p text:style-name="P3"><text:tab/>END;</text:p>
      <text:p text:style-name="P3"><text:tab/>deleteCount := deleteCount + 1;</text:p>
      <text:p text:style-name="P3"><text:tab/>END (* IF *)</text:p>
      <text:p text:style-name="P3"><text:tab/>ELSE BEGIN</text:p>
      <text:p text:style-name="P3"><text:tab/><text:tab/><text:tab/>i := i + 1;</text:p>
      <text:p text:style-name="P3"><text:tab/>END;</text:p>
      <text:p text:style-name="P3">END; (* WHILE *)</text:p>
      <text:h text:style-name="P23" text:outline-level="2">Mehrere Anweisungen in einer Zeile</text:h>
      <text:p text:style-name="P4">Auch nicht bei sehr kurzen Anweisungen empfehlenswert.</text:p>
      <text:h text:style-name="P24" text:outline-level="2">Leerzeilen</text:h>
      <text:p text:style-name="P5">Zur Trennung von logischen Teilen. Z.B.: Initialisierung, Berechnung, Ausgabe.</text:p>
      <text:p text:style-name="P6">Zwischen zwei Funktionen bzw. Prozeduren empfehlen sich zwei Leerzeilen.</text:p>
      <text:h text:style-name="P19" text:outline-level="1"><text:soft-page-break/>Blöcke</text:h>
      <text:h text:style-name="Heading_20_2" text:outline-level="2">Reihenfolge</text:h>
      <text:list xml:id="list2245776117267490138" text:style-name="L1">
        <text:list-item>
          <text:p text:style-name="P7">Konstanten</text:p>
        </text:list-item>
        <text:list-item>
          <text:p text:style-name="P7">Typen</text:p>
        </text:list-item>
        <text:list-item>
          <text:p text:style-name="P7">globale Variablen</text:p>
        </text:list-item>
        <text:list-item>
          <text:p text:style-name="P7">Prozeduren und Funktionen</text:p>
        </text:list-item>
        <text:list-item>
          <text:p text:style-name="P7">nur im Hauptprogramm verwendete Variablen</text:p>
        </text:list-item>
      </text:list>
      <text:h text:style-name="Heading_20_1" text:outline-level="1">Reihenfolge</text:h>
      <text:h text:style-name="Heading_20_2" text:outline-level="2">Prozeduren</text:h>
      <text:p text:style-name="P8">Durch Aufrufreihenfolge ergibt sich eine logische Struktur. Durch Forward-Declarations kann diese Reihenfolge geändert werden.</text:p>
      <text:p text:style-name="P8"><text:span text:style-name="T4">Eine Alternative zur logischen Strukturierung ist eine alphabetische Sortierung.</text:span></text:p>
      <text:h text:style-name="Heading_20_2" text:outline-level="2">Variablen und Konstanten</text:h>
      <text:p text:style-name="P9">Nach Wichtigkeit: Zuerst die <text:span text:style-name="T3">oft veränderten/Datenspeicher, danach die Hilfsvariablen.</text:span></text:p>
      <text:h text:style-name="P25" text:outline-level="2">Parameter</text:h>
      <text:list xml:id="list7250147403534461782" text:style-name="L2">
        <text:list-item>
          <text:p text:style-name="P10">Eingabeparameter</text:p>
        </text:list-item>
        <text:list-item>
          <text:p text:style-name="P10">Übergangsparameter</text:p>
        </text:list-item>
        <text:list-item>
          <text:p text:style-name="P11">reine Ausgangsparameter</text:p>
        </text:list-item>
      </text:list>
      <text:p text:style-name="P12">Innerhalb einer Gruppe: <text:span text:style-name="T5">nach logischem Sinn der Parameter</text:span></text:p>
      <text:h text:style-name="P20" text:outline-level="1">maximale Funktionslänge</text:h>
      <text:p text:style-name="P13">maximal 15 Nettozeilen</text:p>
      <text:h text:style-name="P21" text:outline-level="1">Namensgebung</text:h>
      <text:list xml:id="list9089205423803701379" text:style-name="L3">
        <text:list-item>
          <text:p text:style-name="P14">sprechende Bezeichner, <text:span text:style-name="T6">aber keine zu langen Namen</text:span></text:p>
        </text:list-item>
        <text:list-item>
          <text:p text:style-name="P15">stark kontextabhängig (z.B. längere Bezeichnungen für globale Variablen)</text:p>
        </text:list-item>
      </text:list>
      <text:h text:style-name="P22" text:outline-level="1">Dokumentation</text:h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loext:contextual-spacing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4:40:23.314998098</meta:creation-date>
    <dc:date>2016-11-23T15:16:24.497967894</dc:date>
    <meta:editing-duration>PT35M51S</meta:editing-duration>
    <meta:editing-cycles>30</meta:editing-cycles>
    <meta:generator>LibreOffice/5.1.6.1.0$Linux_X86_64 LibreOffice_project/10$Build-1</meta:generator>
    <meta:document-statistic meta:table-count="0" meta:image-count="0" meta:object-count="0" meta:page-count="2" meta:paragraph-count="48" meta:word-count="229" meta:character-count="1605" meta:non-whitespace-character-count="1417"/>
  </office:meta>
</office:document-meta>
</file>